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249cm"/>
    </style:style>
    <style:style style:name="Tableau2.B" style:family="table-column">
      <style:table-column-properties style:column-width="8.451cm"/>
    </style:style>
    <style:style style:name="Tableau2.C" style:family="table-column">
      <style:table-column-properties style:column-width="0.049cm"/>
    </style:style>
    <style:style style:name="Tableau2.D" style:family="table-column">
      <style:table-column-properties style:column-width="4.26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4b61" officeooo:paragraph-rsid="00034b61"/>
    </style:style>
    <style:style style:name="P2" style:family="paragraph" style:parent-style-name="Standard">
      <style:text-properties officeooo:rsid="00054413" officeooo:paragraph-rsid="00054413"/>
    </style:style>
    <style:style style:name="P3" style:family="paragraph" style:parent-style-name="Standard">
      <style:text-properties officeooo:rsid="0008d26c" officeooo:paragraph-rsid="0008d26c"/>
    </style:style>
    <style:style style:name="P4" style:family="paragraph" style:parent-style-name="Standard">
      <style:text-properties fo:font-weight="bold" officeooo:rsid="0008d26c" officeooo:paragraph-rsid="0008d26c" style:font-weight-asian="bold" style:font-weight-complex="bold"/>
    </style:style>
    <style:style style:name="P5" style:family="paragraph" style:parent-style-name="Standard">
      <style:text-properties fo:font-weight="bold" officeooo:rsid="000b6cc4" officeooo:paragraph-rsid="000b6cc4" style:font-weight-asian="bold" style:font-weight-complex="bold"/>
    </style:style>
    <style:style style:name="P6" style:family="paragraph" style:parent-style-name="Standard">
      <style:text-properties officeooo:rsid="000b6cc4" officeooo:paragraph-rsid="000b6cc4"/>
    </style:style>
    <style:style style:name="P7" style:family="paragraph" style:parent-style-name="Standard">
      <style:text-properties officeooo:rsid="000d14ec" officeooo:paragraph-rsid="000d14ec"/>
    </style:style>
    <style:style style:name="P8" style:family="paragraph" style:parent-style-name="Standard">
      <style:text-properties officeooo:rsid="002449fd" officeooo:paragraph-rsid="002449fd"/>
    </style:style>
    <style:style style:name="P9" style:family="paragraph" style:parent-style-name="Standard">
      <style:text-properties fo:color="#000000" style:font-name="monospace" officeooo:rsid="00154e2b" officeooo:paragraph-rsid="001db855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34b61"/>
    </style:style>
    <style:style style:name="P11" style:family="paragraph" style:parent-style-name="Table_20_Contents">
      <style:text-properties officeooo:rsid="00034b61" officeooo:paragraph-rsid="0005f563"/>
    </style:style>
    <style:style style:name="P12" style:family="paragraph" style:parent-style-name="Table_20_Contents">
      <style:text-properties officeooo:rsid="00034b61" officeooo:paragraph-rsid="00034b61"/>
    </style:style>
    <style:style style:name="P13" style:family="paragraph" style:parent-style-name="Table_20_Contents">
      <style:text-properties officeooo:rsid="0005f563" officeooo:paragraph-rsid="0005f563"/>
    </style:style>
    <style:style style:name="P14" style:family="paragraph" style:parent-style-name="Table_20_Contents">
      <style:text-properties fo:font-weight="bold" officeooo:rsid="000869a2" officeooo:paragraph-rsid="000869a2" style:font-weight-asian="bold" style:font-weight-complex="bold"/>
    </style:style>
    <style:style style:name="P15" style:family="paragraph" style:parent-style-name="Table_20_Contents">
      <style:text-properties fo:font-weight="bold" officeooo:rsid="00034b61" officeooo:paragraph-rsid="00034b61" style:font-weight-asian="bold" style:font-weight-complex="bold"/>
    </style:style>
    <style:style style:name="P16" style:family="paragraph" style:parent-style-name="Table_20_Contents">
      <style:text-properties fo:font-weight="bold" officeooo:rsid="00034b61" officeooo:paragraph-rsid="0004c237" style:font-weight-asian="bold" style:font-weight-complex="bold"/>
    </style:style>
    <style:style style:name="P17" style:family="paragraph" style:parent-style-name="Table_20_Contents">
      <style:text-properties fo:font-weight="bold" officeooo:rsid="00034b61" officeooo:paragraph-rsid="000869a2" style:font-weight-asian="bold" style:font-weight-complex="bold"/>
    </style:style>
    <style:style style:name="P18" style:family="paragraph" style:parent-style-name="Table_20_Contents">
      <style:text-properties fo:font-weight="bold" officeooo:rsid="00034b61" officeooo:paragraph-rsid="0005f563" style:font-weight-asian="bold" style:font-weight-complex="bold"/>
    </style:style>
    <style:style style:name="P19" style:family="paragraph" style:parent-style-name="Table_20_Contents">
      <style:text-properties fo:font-weight="bold" officeooo:rsid="00034b61" officeooo:paragraph-rsid="001f61dc" style:font-weight-asian="bold" style:font-weight-complex="bold"/>
    </style:style>
    <style:style style:name="P20" style:family="paragraph" style:parent-style-name="Table_20_Contents">
      <style:text-properties fo:font-weight="bold" officeooo:rsid="00034b61" officeooo:paragraph-rsid="002449fd" style:font-weight-asian="bold" style:font-weight-complex="bold"/>
    </style:style>
    <style:style style:name="P21" style:family="paragraph" style:parent-style-name="Table_20_Contents">
      <style:text-properties fo:font-weight="bold" officeooo:rsid="00034b61" officeooo:paragraph-rsid="00262add" style:font-weight-asian="bold" style:font-weight-complex="bold"/>
    </style:style>
    <style:style style:name="P22" style:family="paragraph" style:parent-style-name="Table_20_Contents">
      <style:text-properties fo:font-weight="bold" officeooo:rsid="00135449" officeooo:paragraph-rsid="00135449" style:font-weight-asian="bold" style:font-weight-complex="bold"/>
    </style:style>
    <style:style style:name="P23" style:family="paragraph" style:parent-style-name="Table_20_Contents">
      <style:text-properties fo:font-weight="bold" officeooo:rsid="00174a54" officeooo:paragraph-rsid="00174a54" style:font-weight-asian="bold" style:font-weight-complex="bold"/>
    </style:style>
    <style:style style:name="P24" style:family="paragraph" style:parent-style-name="Table_20_Contents">
      <style:text-properties fo:font-weight="bold" officeooo:rsid="002449fd" officeooo:paragraph-rsid="002449fd" style:font-weight-asian="bold" style:font-weight-complex="bold"/>
    </style:style>
    <style:style style:name="P25" style:family="paragraph" style:parent-style-name="Table_20_Contents">
      <style:text-properties style:font-name="monospace1" officeooo:rsid="0005f563" officeooo:paragraph-rsid="0005f563"/>
    </style:style>
    <style:style style:name="P26" style:family="paragraph" style:parent-style-name="Table_20_Contents">
      <style:text-properties style:font-name="monospace1" officeooo:rsid="0005f563" officeooo:paragraph-rsid="00154e2b"/>
    </style:style>
    <style:style style:name="P27" style:family="paragraph" style:parent-style-name="Table_20_Contents">
      <style:text-properties style:font-name="monospace1" officeooo:rsid="0005f563" officeooo:paragraph-rsid="001e1424"/>
    </style:style>
    <style:style style:name="P28" style:family="paragraph" style:parent-style-name="Table_20_Contents">
      <style:text-properties style:font-name="monospace1" officeooo:rsid="00034b61" officeooo:paragraph-rsid="00034b61"/>
    </style:style>
    <style:style style:name="P29" style:family="paragraph" style:parent-style-name="Table_20_Contents">
      <style:text-properties style:font-name="monospace1" officeooo:paragraph-rsid="0019e7a8"/>
    </style:style>
    <style:style style:name="P30" style:family="paragraph" style:parent-style-name="Table_20_Contents">
      <style:text-properties style:font-name="monospace1" officeooo:paragraph-rsid="001e1424"/>
    </style:style>
    <style:style style:name="P31" style:family="paragraph" style:parent-style-name="Table_20_Contents">
      <style:text-properties style:font-name="monospace1" officeooo:paragraph-rsid="001e6e85"/>
    </style:style>
    <style:style style:name="P32" style:family="paragraph" style:parent-style-name="Table_20_Contents">
      <style:text-properties officeooo:rsid="0025abf8" officeooo:paragraph-rsid="0025abf8"/>
    </style:style>
    <style:style style:name="P33" style:family="paragraph" style:parent-style-name="Table_20_Contents">
      <style:text-properties officeooo:rsid="0025abf8" officeooo:paragraph-rsid="00282017"/>
    </style:style>
    <style:style style:name="P34" style:family="paragraph" style:parent-style-name="Table_20_Contents">
      <style:text-properties officeooo:rsid="0025abf8" officeooo:paragraph-rsid="002c75d7"/>
    </style:style>
    <style:style style:name="P35" style:family="paragraph" style:parent-style-name="Table_20_Contents">
      <style:text-properties officeooo:rsid="0025abf8" officeooo:paragraph-rsid="002991f5"/>
    </style:style>
    <style:style style:name="P36" style:family="paragraph" style:parent-style-name="Table_20_Contents">
      <style:text-properties officeooo:rsid="00260ad8" officeooo:paragraph-rsid="00260ad8"/>
    </style:style>
    <style:style style:name="P37" style:family="paragraph" style:parent-style-name="Table_20_Contents">
      <style:text-properties fo:color="#000000" style:font-name="monospace" fo:font-weight="bold" officeooo:rsid="0005f563" officeooo:paragraph-rsid="002449fd" style:font-weight-asian="bold" style:font-weight-complex="bold"/>
    </style:style>
    <style:style style:name="P38" style:family="paragraph" style:parent-style-name="Table_20_Contents">
      <style:text-properties fo:color="#000000" style:font-name="monospace1" officeooo:rsid="0005f563" officeooo:paragraph-rsid="001e1424" fo:background-color="#ffffff"/>
    </style:style>
    <style:style style:name="P39" style:family="paragraph" style:parent-style-name="Table_20_Contents">
      <style:text-properties fo:color="#000000" style:font-name="monospace1" officeooo:rsid="00034b61" officeooo:paragraph-rsid="001e1424" fo:background-color="#ffffff"/>
    </style:style>
    <style:style style:name="P40" style:family="paragraph" style:parent-style-name="Table_20_Contents">
      <style:text-properties officeooo:rsid="0004ddca" officeooo:paragraph-rsid="0004ddca"/>
    </style:style>
    <style:style style:name="P41" style:family="paragraph" style:parent-style-name="Table_20_Contents">
      <style:text-properties officeooo:rsid="00040878" officeooo:paragraph-rsid="000869a2"/>
    </style:style>
    <style:style style:name="P42" style:family="paragraph" style:parent-style-name="Table_20_Contents">
      <style:text-properties officeooo:paragraph-rsid="001db855"/>
    </style:style>
    <style:style style:name="P43" style:family="paragraph" style:parent-style-name="Table_20_Contents">
      <style:text-properties officeooo:rsid="00262add" officeooo:paragraph-rsid="00262add"/>
    </style:style>
    <style:style style:name="P44" style:family="paragraph" style:parent-style-name="Table_20_Contents">
      <style:text-properties officeooo:rsid="0029ddaa" officeooo:paragraph-rsid="0029ddaa"/>
    </style:style>
    <style:style style:name="P45" style:family="paragraph" style:parent-style-name="Table_20_Contents">
      <style:text-properties officeooo:rsid="002449fd" officeooo:paragraph-rsid="0029ddaa"/>
    </style:style>
    <style:style style:name="P46" style:family="paragraph" style:parent-style-name="Table_20_Contents">
      <style:text-properties officeooo:rsid="002449fd" officeooo:paragraph-rsid="002449fd"/>
    </style:style>
    <style:style style:name="P47" style:family="paragraph" style:parent-style-name="Table_20_Contents">
      <style:text-properties officeooo:rsid="002bd1f2" officeooo:paragraph-rsid="002bd1f2"/>
    </style:style>
    <style:style style:name="P48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2449fd" officeooo:paragraph-rsid="000d14ec"/>
    </style:style>
    <style:style style:name="P49" style:family="paragraph" style:parent-style-name="Table_20_Contents">
      <style:text-properties fo:font-weight="bold" officeooo:rsid="00034b61" officeooo:paragraph-rsid="00262add" style:font-weight-asian="bold" style:font-weight-complex="bold"/>
    </style:style>
    <style:style style:name="P50" style:family="paragraph" style:parent-style-name="Table_20_Contents">
      <style:text-properties fo:font-weight="bold" officeooo:rsid="002e7fb9" officeooo:paragraph-rsid="002e7fb9" style:font-weight-asian="bold" style:font-weight-complex="bold"/>
    </style:style>
    <style:style style:name="P51" style:family="paragraph" style:parent-style-name="Table_20_Contents">
      <style:text-properties fo:font-weight="bold" officeooo:rsid="002e7fb9" officeooo:paragraph-rsid="0030136a" style:font-weight-asian="bold" style:font-weight-complex="bold"/>
    </style:style>
    <style:style style:name="T1" style:family="text">
      <style:text-properties officeooo:rsid="0005f563"/>
    </style:style>
    <style:style style:name="T2" style:family="text">
      <style:text-properties officeooo:rsid="000869a2"/>
    </style:style>
    <style:style style:name="T3" style:family="text">
      <style:text-properties fo:font-weight="bold" officeooo:rsid="00174a54" style:font-weight-asian="bold" style:font-weight-complex="bold"/>
    </style:style>
    <style:style style:name="T4" style:family="text">
      <style:text-properties fo:color="#54ff54" fo:font-weight="bold" fo:background-color="#ffffff" loext:char-shading-value="0"/>
    </style:style>
    <style:style style:name="T5" style:family="text">
      <style:text-properties fo:color="#54ff54" fo:font-weight="bold" officeooo:rsid="0005f563" fo:background-color="#ffffff" loext:char-shading-value="0"/>
    </style:style>
    <style:style style:name="T6" style:family="text">
      <style:text-properties fo:color="#54ff54" fo:font-weight="bold" officeooo:rsid="00034b61" fo:background-color="#ffffff" loext:char-shading-value="0"/>
    </style:style>
    <style:style style:name="T7" style:family="text">
      <style:text-properties fo:color="#54ff54" fo:background-color="#ffffff" loext:char-shading-value="0"/>
    </style:style>
    <style:style style:name="T8" style:family="text">
      <style:text-properties fo:color="#54ff54" officeooo:rsid="00034b61" fo:background-color="#ffffff" loext:char-shading-value="0"/>
    </style:style>
    <style:style style:name="T9" style:family="text">
      <style:text-properties fo:color="#000000" fo:font-weight="bold" fo:background-color="#ffffff" loext:char-shading-value="0"/>
    </style:style>
    <style:style style:name="T10" style:family="text">
      <style:text-properties fo:color="#000000" fo:font-weight="bold" officeooo:rsid="0005f563" fo:background-color="#ffffff" loext:char-shading-value="0"/>
    </style:style>
    <style:style style:name="T11" style:family="text">
      <style:text-properties fo:color="#000000" fo:font-weight="bold" officeooo:rsid="00034b61" fo:background-color="#ffffff" loext:char-shading-value="0"/>
    </style:style>
    <style:style style:name="T12" style:family="text">
      <style:text-properties fo:color="#000000" fo:background-color="#ffffff" loext:char-shading-value="0"/>
    </style:style>
    <style:style style:name="T13" style:family="text">
      <style:text-properties fo:color="#000000" officeooo:rsid="00154e2b" fo:background-color="#ffffff" loext:char-shading-value="0"/>
    </style:style>
    <style:style style:name="T14" style:family="text">
      <style:text-properties fo:color="#000000" officeooo:rsid="00174b77" fo:background-color="#ffffff" loext:char-shading-value="0"/>
    </style:style>
    <style:style style:name="T15" style:family="text">
      <style:text-properties fo:color="#000000" officeooo:rsid="0005f563" fo:background-color="#ffffff" loext:char-shading-value="0"/>
    </style:style>
    <style:style style:name="T16" style:family="text">
      <style:text-properties fo:color="#000000" officeooo:rsid="00034b61" fo:background-color="#ffffff" loext:char-shading-value="0"/>
    </style:style>
    <style:style style:name="T17" style:family="text">
      <style:text-properties fo:color="#000000" officeooo:rsid="001e1424" fo:background-color="#ffffff" loext:char-shading-value="0"/>
    </style:style>
    <style:style style:name="T18" style:family="text">
      <style:text-properties fo:color="#000000" style:font-name="monospace"/>
    </style:style>
    <style:style style:name="T19" style:family="text">
      <style:text-properties fo:color="#5454ff" fo:background-color="#ffffff" loext:char-shading-value="0"/>
    </style:style>
    <style:style style:name="T20" style:family="text">
      <style:text-properties fo:color="#5454ff" officeooo:rsid="0005f563" fo:background-color="#ffffff" loext:char-shading-value="0"/>
    </style:style>
    <style:style style:name="T21" style:family="text">
      <style:text-properties fo:color="#5454ff" officeooo:rsid="00034b61" fo:background-color="#ffffff" loext:char-shading-value="0"/>
    </style:style>
    <style:style style:name="T22" style:family="text">
      <style:text-properties officeooo:rsid="00034b61"/>
    </style:style>
    <style:style style:name="T23" style:family="text">
      <style:text-properties officeooo:rsid="001f61dc"/>
    </style:style>
    <style:style style:name="T24" style:family="text">
      <style:text-properties officeooo:rsid="00262add"/>
    </style:style>
    <style:style style:name="T25" style:family="text">
      <style:text-properties officeooo:rsid="00282017"/>
    </style:style>
    <style:style style:name="T26" style:family="text">
      <style:text-properties officeooo:rsid="002c595b"/>
    </style:style>
    <style:style style:name="T27" style:family="text">
      <style:text-properties officeooo:rsid="002c75d7"/>
    </style:style>
    <style:style style:name="T28" style:family="text">
      <style:text-properties officeooo:rsid="003013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table:number-columns-spanned="6" office:value-type="string">
            <text:p text:style-name="P43">Les xml :25/08/2020</text:p>
            <text:p text:style-name="P21">MemoryAccess3_bis2.xml</text:p>
            <text:p text:style-name="P21">MemoryAccess3_bis<text:span text:style-name="T1">4.xml : deux nœuds fictifs ajutés pour modéliser la propriété P4</text:span></text:p>
            <text:p text:style-name="P21">MemoryAccess3_bis<text:span text:style-name="T1">4_run2.</text:span>xml : <text:span text:style-name="T24">même chose que le précédent avec changement des durées</text:span></text:p>
            <text:p text:style-name="P21">MemoryAccess3_bis<text:span text:style-name="T1">4_equivalence.xml : pour l’equivalence entre deux modèles</text:span></text:p>
            <text:p text:style-name="P21">MemoryAccess3_bis<text:span text:style-name="T1">4_equivalence_withInput.xml : pour l’equivalence entre deux modèles ayant un input</text:span></text:p>
            <text:p text:style-name="P21"/>
            <text:p text:style-name="P21"/>
            <text:p text:style-name="P50">le 05/09/2020</text:p>
            <text:p text:style-name="P51">MemoryAccess3_bis4_noConc.xml : <text:s text:c="2"/>--L1= 23, L2=25, </text:p>
            <text:p text:style-name="P51"><text:span text:style-name="T28"><text:s text:c="5"/>P4= r0nbrEnd &gt;= 1 =&gt; <text:s/>sink1nbrEnd &gt;=1 <text:s text:c="2"/>or sink2nbrEnd&gt;=1; <text:s text:c="13"/></text:span></text:p>
            <text:p text:style-name="P51"><text:span text:style-name="T28"><text:s/></text:span></text:p>
            <text:p text:style-name="P50">MemoryAccess3_bis4_noConc._run2.xml : autre valeur de <text:s/>m1 et a1, L1=25, L2=27</text:p>
            <text:p text:style-name="P51"><text:s text:c="7"/><text:span text:style-name="T28"><text:s/>P4= r0nbrEnd &gt;= 1 =&gt; <text:s/>sink1nbrEnd &gt;=1 <text:s text:c="2"/>or sink2nbrEnd&gt;=1;</text:span></text:p>
            <text:p text:style-name="P51"/>
            <text:p text:style-name="P51">MemoryAccess3_bis4_noConc_flat.xml <text:s text:c="5"/>---L1= 20, L2=22 </text:p>
            <text:p text:style-name="P51"><text:span text:style-name="T28"><text:s text:c="8"/>P4= (a32nbrEnd &gt;= 1) =&gt; ( sink1nbrEnd &gt;=1 <text:s text:c="2"/>or sink2nbrEnd&gt;=1)</text:span></text:p>
            <text:p text:style-name="P50"/>
            <text:p text:style-name="P5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2"><text:span text:style-name="T3">simulation sur <text:s/>i7 <text:s/></text:span><text:span text:style-name="T18">Processors: 8 × Intel® Core™ i7-4790 CPU @ 3.60GHz  </text:span></text:p>
            <text:p text:style-name="P9">en principe 4 coeurs hypethreading<text:line-break/>Memory: 7.7 GiB of RAM</text:p>
          </table:table-cell>
          <table:table-cell table:style-name="Tableau1.A2" office:value-type="string">
            <text:p text:style-name="P14"><text:s/> </text:p>
          </table:table-cell>
          <table:table-cell table:style-name="Tableau1.A2" office:value-type="string">
            <text:p text:style-name="P15"><text:bookmark-start text:name="__DdeLink__920_941384388"/><text:bookmark-start text:name="__DdeLink__4140_1574272797"/>copieMemoryAccess3_bis2_allCycles_integer.lus<text:bookmark-end text:name="__DdeLink__920_941384388"/><text:bookmark-end text:name="__DdeLink__4140_1574272797"/></text:p>
          </table:table-cell>
          <table:table-cell table:style-name="Tableau1.A2" office:value-type="string">
            <text:p text:style-name="P16">copieMemoryAccess3_bis_allCycles_integer.lus </text:p>
          </table:table-cell>
          <table:table-cell table:style-name="Tableau1.A2" office:value-type="string">
            <text:p text:style-name="P18">copieMemoryAccess3_bis<text:span text:style-name="T1">4</text:span>_<text:span text:style-name="T1">reduced</text:span>Cycles_integer.lus</text:p>
          </table:table-cell>
          <table:table-cell table:style-name="Tableau1.F2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7">MemoryAccess3_bis2.xml</text:p>
          </table:table-cell>
          <table:table-cell table:style-name="Tableau1.A2" office:value-type="string">
            <text:p text:style-name="P15">MemoryAccess3_bis2.xml</text:p>
          </table:table-cell>
          <table:table-cell table:style-name="Tableau1.A2" office:value-type="string">
            <text:p text:style-name="P17">MemoryAccess3_bis<text:span text:style-name="T1">3</text:span>.xml </text:p>
            <text:p text:style-name="P17"/>
            <text:p text:style-name="P37">(Deux nœuds fictifs <text:s/>sont ajoutés pour écrire d’une autre façon P4)</text:p>
            <text:p text:style-name="P23"/>
          </table:table-cell>
          <table:table-cell table:style-name="Tableau1.A2" office:value-type="string">
            <text:p text:style-name="P18">MemoryAccess3_bis<text:span text:style-name="T1">4.</text:span>xml <text:span text:style-name="T1">(Deux nœuds fictifs <text:s/>sont ajoutés pour écrire d’une autre façon P4)</text:span></text:p>
          </table:table-cell>
          <table:table-cell table:style-name="Tableau1.F2" office:value-type="string">
            <text:p text:style-name="P20">MemoryAccess3_bis<text:span text:style-name="T1">4_run2.</text:span>xml </text:p>
            <text:p text:style-name="P24">(changment des durées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2"><text:bookmark-start text:name="__DdeLink__918_941384388"/>D<text:bookmark-end text:name="__DdeLink__918_941384388"/><text:span text:style-name="T2">eadlockFree</text:span></text:p>
            <text:p text:style-name="P28"><text:span text:style-name="T9">&lt;</text:span><text:span text:style-name="T4">Success</text:span><text:span text:style-name="T9">&gt;</text:span><text:span text:style-name="T12"> Property </text:span><text:span text:style-name="T19">Deadlock free </text:span><text:span text:style-name="T12"> is valid by inductive step after 10.677s. </text:span><text:line-break/><text:line-break/>– ----- <text:line-break/><text:span text:style-name="T19">Deadlock free </text:span><text:span text:style-name="T12">: </text:span><text:span text:style-name="T7">valid (at 29)</text:span><text:span text:style-name="T12"> </text:span><text:line-break/>==============================<text:line-break/></text:p>
          </table:table-cell>
          <table:table-cell table:style-name="Tableau1.A2" office:value-type="string">
            <text:p text:style-name="P41"><text:s/></text:p>
            <text:p text:style-name="P30"><text:span text:style-name="T6">Success</text:span><text:span text:style-name="T11">&gt;</text:span><text:span text:style-name="T16"> Property </text:span><text:span text:style-name="T21">Ok, all variables are positive </text:span><text:span text:style-name="T16"> is valid by inductive step after 0.884s. </text:span><text:span text:style-name="T22"><text:line-break/><text:line-break/></text:span><text:span text:style-name="T11">&lt;</text:span><text:span text:style-name="T6">Success</text:span><text:span text:style-name="T11">&gt;</text:span><text:span text:style-name="T16"> Property </text:span><text:span text:style-name="T21">P1</text:span><text:span text:style-name="T16"> is valid by one state invariant generator (bool) after </text:span><text:span text:style-name="T12">22.646s<text:line-break/></text:span><text:span text:style-name="T16">. </text:span><text:span text:style-name="T22"><text:line-break/></text:span><text:span text:style-name="T11">&lt;</text:span><text:span text:style-name="T6">Success</text:span><text:span text:style-name="T11">&gt;</text:span><text:span text:style-name="T16"> Property </text:span><text:span text:style-name="T21">P2</text:span><text:span text:style-name="T16"> is valid by inductive step after </text:span></text:p>
            <text:p text:style-name="P30"><text:span text:style-name="T16">22.646s</text:span><text:span text:style-name="T22"><text:line-break/></text:span><text:span text:style-name="T11">&lt;</text:span><text:span text:style-name="T6">Success</text:span><text:span text:style-name="T11">&gt;</text:span><text:span text:style-name="T16"> Property </text:span></text:p>
            <text:p text:style-name="P39"/>
            <text:p text:style-name="P31"><text:span text:style-name="T21">P3</text:span><text:span text:style-name="T16"> is valid by one state invariant generator (bool) after 1</text:span><text:span text:style-name="T17">00</text:span><text:span text:style-name="T16">.506s. </text:span><text:span text:style-name="T22"><text:line-break/><text:line-break/></text:span><text:span text:style-name="T16"><text:line-break/> </text:span><text:span text:style-name="T22"><text:line-break/><text:line-break/></text:span><text:span text:style-name="T11">&lt;</text:span><text:span text:style-name="T6">Success</text:span><text:span text:style-name="T11">&gt;</text:span><text:span text:style-name="T16"> Property </text:span><text:span text:style-name="T21">P4</text:span><text:span text:style-name="T16"> is valid by inductive </text:span><text:soft-page-break/><text:span text:style-name="T16">step after 144.721s. </text:span><text:span text:style-name="T22"><text:line-break/></text:span><text:line-break/><text:span text:style-name="T22"><text:line-break/>- ------- <text:line-break/> -- <text:line-break/></text:span><text:span text:style-name="T21">P4</text:span><text:span text:style-name="T16">: </text:span><text:span text:style-name="T8">valid (at 53)</text:span><text:span text:style-name="T16"> </text:span><text:span text:style-name="T22"><text:line-break/></text:span><text:span text:style-name="T21">P3</text:span><text:span text:style-name="T16">: </text:span><text:span text:style-name="T8">valid (at 13)</text:span><text:span text:style-name="T16"> </text:span><text:span text:style-name="T22"><text:line-break/></text:span><text:span text:style-name="T21">P2</text:span><text:span text:style-name="T16">: </text:span><text:span text:style-name="T8">valid (at 29)</text:span><text:span text:style-name="T16"> </text:span><text:span text:style-name="T22"><text:line-break/></text:span><text:span text:style-name="T21">P1</text:span><text:span text:style-name="T16">: </text:span><text:span text:style-name="T8">valid (at 13)</text:span><text:span text:style-name="T16"> </text:span><text:span text:style-name="T22"><text:line-break/></text:span><text:span text:style-name="T21">Ok, all variables are positive </text:span><text:span text:style-name="T16">: </text:span><text:span text:style-name="T8">valid (at 5)</text:span><text:span text:style-name="T22"><text:line-break/><text:line-break/></text:span></text:p>
          </table:table-cell>
          <table:table-cell table:style-name="Tableau1.A2" office:value-type="string">
            <text:p text:style-name="P26"><text:span text:style-name="T4">Success</text:span><text:span text:style-name="T9">&gt;</text:span><text:span text:style-name="T12"> Property </text:span><text:span text:style-name="T19">Ok, all variables are positive </text:span><text:span text:style-name="T12"> is valid by 2-induction after 2.103s. </text:span><text:line-break/><text:line-break/><text:span text:style-name="T9">&lt;</text:span><text:span text:style-name="T4">Success</text:span><text:span text:style-name="T9">&gt;</text:span><text:span text:style-name="T12"> Property </text:span><text:span text:style-name="T19">P1</text:span><text:span text:style-name="T12"> is valid by one state invariant generator (bool) after </text:span></text:p>
            <text:p text:style-name="P26"><text:span text:style-name="T13">83.56s </text:span><text:span text:style-name="T12"> </text:span><text:line-break/><text:span text:style-name="T9">&lt;</text:span><text:span text:style-name="T4">Success</text:span><text:span text:style-name="T9">&gt;</text:span><text:span text:style-name="T12"> Property </text:span><text:span text:style-name="T19">P2</text:span><text:span text:style-name="T12"> is valid by inductive step after </text:span><text:span text:style-name="T13">37.33</text:span><text:span text:style-name="T12">.</text:span></text:p>
            <text:p text:style-name="P27"><text:line-break/><text:span text:style-name="T9">&lt;</text:span><text:span text:style-name="T4">Success</text:span><text:span text:style-name="T9">&gt;</text:span><text:span text:style-name="T12"> Property </text:span></text:p>
            <text:p text:style-name="P38"/>
            <text:p text:style-name="P38"/>
            <text:p text:style-name="P27"><text:span text:style-name="T19">P3</text:span><text:span text:style-name="T12"> is valid by one state invariant generator (bool) after </text:span><text:span text:style-name="T14">110</text:span><text:span text:style-name="T12">.895s. </text:span><text:line-break/></text:p>
            <text:p text:style-name="P29"><text:span text:style-name="T1"><text:line-break/></text:span><text:span text:style-name="T15"> </text:span><text:span text:style-name="T1"><text:line-break/><text:line-break/></text:span><text:span text:style-name="T10">&lt;</text:span><text:span text:style-name="T5">Success</text:span><text:span text:style-name="T10">&gt;</text:span><text:span text:style-name="T15"> Property </text:span><text:span text:style-name="T20">P4</text:span><text:span text:style-name="T15"> is valid by inductive </text:span><text:soft-page-break/><text:span text:style-name="T15">step after </text:span><text:span text:style-name="T12">238.089s.<text:line-break/> </text:span><text:span text:style-name="T15"><text:s/></text:span><text:span text:style-name="T1"><text:line-break/></text:span></text:p>
          </table:table-cell>
          <table:table-cell table:style-name="Tableau1.A2" office:value-type="string">
            <text:p text:style-name="P25"><text:span text:style-name="T9">&lt;</text:span><text:span text:style-name="T4">Success</text:span><text:span text:style-name="T9">&gt;</text:span><text:span text:style-name="T12"> Property </text:span><text:span text:style-name="T19">Ok, all variables are positive </text:span><text:span text:style-name="T12"> is valid by 2-induction after 2.196s. </text:span><text:line-break/><text:line-break/><text:line-break/><text:span text:style-name="T9">&lt;</text:span><text:span text:style-name="T4">Success</text:span><text:span text:style-name="T9">&gt;</text:span><text:span text:style-name="T12"> Property </text:span><text:span text:style-name="T19">P3</text:span><text:span text:style-name="T12"> is valid by one state invariant generator (bool) after 1811.491s. </text:span><text:line-break/><text:line-break/><text:span text:style-name="T9">&lt;</text:span><text:span text:style-name="T4">Success</text:span><text:span text:style-name="T9">&gt;</text:span><text:span text:style-name="T12"> Property </text:span><text:span text:style-name="T19">P4</text:span><text:span text:style-name="T12"> is valid by one state invariant generator (bool) after 1816.092s. </text:span><text:line-break/><text:line-break/><text:span text:style-name="T9">&lt;</text:span><text:span text:style-name="T4">Success</text:span><text:span text:style-name="T9">&gt;</text:span><text:span text:style-name="T12"> Property </text:span><text:span text:style-name="T19">P1</text:span><text:span text:style-name="T12"> is valid by one state invariant generator (bool) after 1816.092s. </text:span><text:line-break/><text:line-break/><text:span text:style-name="T9">&lt;</text:span><text:span text:style-name="T4">Success</text:span><text:span text:style-name="T9">&gt;</text:span><text:span text:style-name="T12"> Property </text:span><text:soft-page-break/><text:span text:style-name="T19">P2</text:span><text:span text:style-name="T12"> is valid by one state invariant generator (bool) after 1816.300s. </text:span><text:line-break/><text:line-break/> ------ <text:line-break/><text:span text:style-name="T19">P4</text:span><text:span text:style-name="T12">: </text:span><text:span text:style-name="T7">valid (at 13)</text:span><text:span text:style-name="T12"> </text:span><text:line-break/><text:span text:style-name="T19">P3</text:span><text:span text:style-name="T12">: </text:span><text:span text:style-name="T7">valid (at 13)</text:span><text:span text:style-name="T12"> </text:span><text:line-break/><text:span text:style-name="T19">P2</text:span><text:span text:style-name="T12">: </text:span><text:span text:style-name="T7">valid (at 13)</text:span><text:span text:style-name="T12"> </text:span><text:line-break/><text:span text:style-name="T19">P1</text:span><text:span text:style-name="T12">: </text:span><text:span text:style-name="T7">valid (at 13)</text:span><text:span text:style-name="T12"> </text:span><text:line-break/><text:span text:style-name="T19">Ok, all variables are positive </text:span><text:span text:style-name="T12">: </text:span><text:span text:style-name="T7">valid (at 1)</text:span><text:line-break/><text:line-break/></text:p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9">copieMemoryAccess3_bis2_allCycles_<text:span text:style-name="T23">run2</text:span>_integer.lus</text:p>
          </table:table-cell>
          <table:table-cell table:style-name="Tableau1.A2" office:value-type="string">
            <text:p text:style-name="P40"><text:s/></text:p>
            <text:p text:style-name="P13"/>
            <text:p text:style-name="P40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3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0"/>
      <text:p text:style-name="P1"/>
      <text:p text:style-name="P22">node top (_: bool) returns (e1, e8, e2, e12, e3, e6, e7, e4, e9, e10, e11, e5, rinbrFired, m1nbrFired, m2nbrFired, a1nbrFired, a2nbrFired, r0nbrFired: int);</text:p>
      <text:p text:style-name="P22"/>
      <text:p text:style-name="P22">-------------- Les variables -------------- </text:p>
      <text:p text:style-name="P22"/>
      <text:p text:style-name="P22">var</text:p>
      <text:p text:style-name="P22"/>
      <text:p text:style-name="P22">e1_C, e1_P: int; </text:p>
      <text:p text:style-name="P22"><text:soft-page-break/>e8_C, e8_P: int; </text:p>
      <text:p text:style-name="P22">e2_C, e2_P: int; </text:p>
      <text:p text:style-name="P22">e12_C, e12_P: int; </text:p>
      <text:p text:style-name="P22">e3_C, e3_P: int; </text:p>
      <text:p text:style-name="P22">e6_C, e6_P: int; </text:p>
      <text:p text:style-name="P22">e7_C, e7_P: int; </text:p>
      <text:p text:style-name="P22">e4_C, e4_P: int; </text:p>
      <text:p text:style-name="P22">e9_C, e9_P: int; </text:p>
      <text:p text:style-name="P22">e10_C, e10_P: int; </text:p>
      <text:p text:style-name="P22">e11_C, e11_P: int; </text:p>
      <text:p text:style-name="P22">e5_C, e5_P: int; </text:p>
      <text:p text:style-name="P22">positiveValues, P1, P2, P3, P4: bool;</text:p>
      <text:p text:style-name="P22"/>
      <text:p text:style-name="P22"/>
      <text:p text:style-name="P22">let</text:p>
      <text:p text:style-name="P22"/>
      <text:p text:style-name="P22">e1 = e1_I -&gt; pre <text:s/>( <text:s/>( e1-e1_C)+ e1_P);</text:p>
      <text:p text:style-name="P22">e8 = e8_I -&gt; pre <text:s/>( <text:s/>( e8-e8_C)+ e8_P);</text:p>
      <text:p text:style-name="P22">e2 = e2_I -&gt; pre <text:s/>( <text:s/>( e2-e2_C)+ e2_P);</text:p>
      <text:p text:style-name="P22">e12 = e12_I -&gt; pre <text:s/>( <text:s/>( e12-e12_C)+ e12_P);</text:p>
      <text:p text:style-name="P22">e3 = e3_I -&gt; pre <text:s/>( <text:s/>( e3-e3_C)+ e3_P);</text:p>
      <text:p text:style-name="P22">e6 = e6_I -&gt; pre <text:s/>( <text:s/>( e6-e6_C)+ e6_P);</text:p>
      <text:p text:style-name="P22">e7 = e7_I -&gt; pre <text:s/>( <text:s/>( e7-e7_C)+ e7_P);</text:p>
      <text:p text:style-name="P22">e4 = e4_I -&gt; pre <text:s/>( <text:s/>( e4-e4_C)+ e4_P);</text:p>
      <text:p text:style-name="P22">e9 = e9_I -&gt; pre <text:s/>( <text:s/>( e9-e9_C)+ e9_P);</text:p>
      <text:p text:style-name="P22">e10 = e10_I -&gt; pre <text:s/>( <text:s/>( e10-e10_C)+ e10_P);</text:p>
      <text:p text:style-name="P22">e11 = e11_I -&gt; pre <text:s/>( <text:s/>( e11-e11_C)+ e11_P);</text:p>
      <text:p text:style-name="P22">e5 = e5_I -&gt; pre <text:s/>( <text:s/>( e5-e5_C)+ e5_P);</text:p>
      <text:p text:style-name="P22"/>
      <text:p text:style-name="P22"/>
      <text:p text:style-name="P22"/>
      <text:p text:style-name="P22">(e1_P, e8_C, rinbrFired) = ri(e8);</text:p>
      <text:p text:style-name="P22">(e8_P, e1_C, e2_P, e12_C, e7_P, e4_C, m1nbrFired) = m1(e1, e12, e4);</text:p>
      <text:p text:style-name="P22">(e2_C, e12_P, e3_P, e6_C, m2nbrFired) = m2(e2, e6);</text:p>
      <text:p text:style-name="P22">(e3_C, e7_C, e4_P, e9_C, e10_P, a1nbrFired) = a1(e3, e7, e9);</text:p>
      <text:p text:style-name="P22">(e6_P, e10_C, e9_P, e11_C, e5_P, a2nbrFired) = a2(e10, e11);</text:p>
      <text:p text:style-name="P22">(e11_P, e5_C, r0nbrFired) = r0(e5);</text:p>
      <text:p text:style-name="P22"/>
      <text:p text:style-name="P22"/>
      <text:p text:style-name="P22">positiveValues = ( e1&gt;= <text:s text:c="2"/>0) </text:p>
      <text:p text:style-name="P22"><text:tab/>and <text:s/>( e8&gt;= <text:s text:c="2"/>0) </text:p>
      <text:p text:style-name="P22"><text:tab/>and <text:s/>( e2&gt;= <text:s text:c="2"/>0) </text:p>
      <text:p text:style-name="P22"><text:tab/>and <text:s/>( e12&gt;= <text:s text:c="2"/>0) </text:p>
      <text:p text:style-name="P22"><text:tab/>and <text:s/>( e3&gt;= <text:s text:c="2"/>0) </text:p>
      <text:p text:style-name="P22"><text:tab/>and <text:s/>( e6&gt;= <text:s text:c="2"/>0) </text:p>
      <text:p text:style-name="P22"><text:tab/>and <text:s/>( e7&gt;= <text:s text:c="2"/>0) </text:p>
      <text:p text:style-name="P22"><text:tab/>and <text:s/>( e4&gt;= <text:s text:c="2"/>0) </text:p>
      <text:p text:style-name="P22"><text:tab/>and <text:s/>( e9&gt;= <text:s text:c="2"/>0) </text:p>
      <text:p text:style-name="P22"><text:tab/>and <text:s/>( e10&gt;= <text:s text:c="2"/>0) </text:p>
      <text:p text:style-name="P22"><text:tab/>and <text:s/>( e11&gt;= <text:s text:c="2"/>0) </text:p>
      <text:p text:style-name="P22"><text:tab/>and <text:s/>( e5&gt;= <text:s text:c="2"/>0) </text:p>
      <text:p text:style-name="P22"><text:tab/>and <text:s/>( rinbrFired &gt;= 0) </text:p>
      <text:p text:style-name="P22"><text:soft-page-break/><text:tab/>and <text:s/>( m1nbrFired &gt;= 0) </text:p>
      <text:p text:style-name="P22"><text:tab/>and <text:s/>( m2nbrFired &gt;= 0) </text:p>
      <text:p text:style-name="P22"><text:tab/>and <text:s/>( a1nbrFired &gt;= 0) </text:p>
      <text:p text:style-name="P22"><text:tab/>and <text:s/>( a2nbrFired &gt;= 0) </text:p>
      <text:p text:style-name="P22"><text:tab/>and <text:s/>( r0nbrFired &gt;= 0) ;</text:p>
      <text:p text:style-name="P22"/>
      <text:p text:style-name="P22"/>
      <text:p text:style-name="P22">--P1= ( rinbrFired &lt;=1) and <text:s/>( m1nbrFired &lt;=1) <text:tab/>and <text:s/>( m2nbrFired &lt;=1) <text:tab/>and <text:s/>( a1nbrFired &lt;=1) <text:tab/>and <text:s/>( a2nbrFired &lt;=1) <text:tab/>and <text:s/>( r0nbrFired &lt;=1);</text:p>
      <text:p text:style-name="P22">P1= (e1_P &lt;= 3) and (e2_P &lt;= 1) and (e3_P &lt;= 1) and (e4_P &lt;= 1) and (e5_P &lt;= 1) and (e6_P &lt;= 1) ;</text:p>
      <text:p text:style-name="P22"><text:s/></text:p>
      <text:p text:style-name="P22"><text:s/></text:p>
      <text:p text:style-name="P22">P2= (m1nbrFired &gt;= 1 =&gt; a2nbrFired &gt;= 1 ) and (a2nbrFired &gt;= 1 =&gt; m1nbrFired &gt;= 1 ) ;</text:p>
      <text:p text:style-name="P22"><text:s/></text:p>
      <text:p text:style-name="P22">P3= (m2nbrFired &gt;= 1 =&gt; a1nbrFired =0 ) and (a1nbrFired &gt;= 1 =&gt; m2nbrFired =0 ) ;</text:p>
      <text:p text:style-name="P22"/>
      <text:p text:style-name="P22">---L1= 23, L2=25</text:p>
      <text:p text:style-name="P22"><text:s/>P4= r0nbrFired &gt;= 1 =&gt; </text:p>
      <text:p text:style-name="P22"><text:s/><text:tab/>(pre pre pre pre pre <text:s text:c="8"/>pre pre pre pre pre </text:p>
      <text:p text:style-name="P22"><text:s text:c="9"/>pre pre pre pre pre <text:s text:c="8"/>pre pre pre pre pre </text:p>
      <text:p text:style-name="P22"><text:s text:c="9"/>pre pre pre <text:s text:c="8"/><text:tab/> rinbrFired &gt;=1) <text:s/>or</text:p>
      <text:p text:style-name="P22"><text:s/><text:tab/>(pre pre pre pre pre <text:s text:c="8"/>pre pre pre pre pre </text:p>
      <text:p text:style-name="P22"><text:s text:c="9"/>pre pre pre pre pre <text:s text:c="8"/>pre pre pre pre pre </text:p>
      <text:p text:style-name="P22"><text:s text:c="9"/>pre pre pre pre pre <text:s text:c="6"/>rinbrFired &gt;=1) ;</text:p>
      <text:p text:style-name="P22"/>
      <text:p text:style-name="P22">--%MAIN;</text:p>
      <text:p text:style-name="P22"/>
      <text:p text:style-name="P22">---%PROPERTY <text:s/>"Ok, all variables are positive " <text:s/>positiveValues;</text:p>
      <text:p text:style-name="P22">--%PROPERTY <text:s/>"P1" <text:s/>P1;</text:p>
      <text:p text:style-name="P22">--%PROPERTY <text:s/>"P2" <text:s/>P2;</text:p>
      <text:p text:style-name="P22">---%PROPERTY <text:s/>"P3" <text:s/>P3;</text:p>
      <text:p text:style-name="P22">---%PROPERTY <text:s/>"P4" <text:s/>P4;</text:p>
      <text:p text:style-name="P22">tel;</text:p>
      <text:p text:style-name="P2"/>
      <text:p text:style-name="P2"/>
      <text:p text:style-name="P2"/>
      <text:p text:style-name="P1"/>
      <text:p text:style-name="P4">copieMemoryAccess3_bis3_allCycles_integer.lus :</text:p>
      <text:p text:style-name="P3"/>
      <text:p text:style-name="P3">node top (_: bool) returns (e1, e8, e2, e12, e3, e6, e7, e4, e9, e10, e11, e5, e13, e14, e15, e16, rinbrFired, m1nbrFired, m2nbrFired, a1nbrFired, a2nbrFired, r0nbrFired, sink1nbrFired, sink2nbrFired: int);</text:p>
      <text:p text:style-name="P3"/>
      <text:p text:style-name="P3">-------------- Les variables -------------- </text:p>
      <text:p text:style-name="P3"/>
      <text:p text:style-name="P3">var</text:p>
      <text:p text:style-name="P3"/>
      <text:p text:style-name="P3">e1_C, e1_P: int; </text:p>
      <text:p text:style-name="P3">e8_C, e8_P: int; </text:p>
      <text:p text:style-name="P3">e2_C, e2_P: int; </text:p>
      <text:p text:style-name="P3">e12_C, e12_P: int; </text:p>
      <text:p text:style-name="P3"><text:soft-page-break/>e3_C, e3_P: int; </text:p>
      <text:p text:style-name="P3">e6_C, e6_P: int; </text:p>
      <text:p text:style-name="P3">e7_C, e7_P: int; </text:p>
      <text:p text:style-name="P3">e4_C, e4_P: int; </text:p>
      <text:p text:style-name="P3">e9_C, e9_P: int; </text:p>
      <text:p text:style-name="P3">e10_C, e10_P: int; </text:p>
      <text:p text:style-name="P3">e11_C, e11_P: int; </text:p>
      <text:p text:style-name="P3">e5_C, e5_P: int; </text:p>
      <text:p text:style-name="P3">e13_C, e13_P: int; </text:p>
      <text:p text:style-name="P3">e14_C, e14_P: int; </text:p>
      <text:p text:style-name="P3">e15_P : int;</text:p>
      <text:p text:style-name="P3">e16_P : int;</text:p>
      <text:p text:style-name="P3">positiveValues, P1, P2, P3, P4: bool;</text:p>
      <text:p text:style-name="P3"/>
      <text:p text:style-name="P3"/>
      <text:p text:style-name="P3">let</text:p>
      <text:p text:style-name="P3"/>
      <text:p text:style-name="P3">e1 = e1_I -&gt; pre <text:s/>( <text:s/>( e1-e1_C)+ e1_P);</text:p>
      <text:p text:style-name="P3">e8 = e8_I -&gt; pre <text:s/>( <text:s/>( e8-e8_C)+ e8_P);</text:p>
      <text:p text:style-name="P3">e2 = e2_I -&gt; pre <text:s/>( <text:s/>( e2-e2_C)+ e2_P);</text:p>
      <text:p text:style-name="P3">e12 = e12_I -&gt; pre <text:s/>( <text:s/>( e12-e12_C)+ e12_P);</text:p>
      <text:p text:style-name="P3">e3 = e3_I -&gt; pre <text:s/>( <text:s/>( e3-e3_C)+ e3_P);</text:p>
      <text:p text:style-name="P3">e6 = e6_I -&gt; pre <text:s/>( <text:s/>( e6-e6_C)+ e6_P);</text:p>
      <text:p text:style-name="P3">e7 = e7_I -&gt; pre <text:s/>( <text:s/>( e7-e7_C)+ e7_P);</text:p>
      <text:p text:style-name="P3">e4 = e4_I -&gt; pre <text:s/>( <text:s/>( e4-e4_C)+ e4_P);</text:p>
      <text:p text:style-name="P3">e9 = e9_I -&gt; pre <text:s/>( <text:s/>( e9-e9_C)+ e9_P);</text:p>
      <text:p text:style-name="P3">e10 = e10_I -&gt; pre <text:s/>( <text:s/>( e10-e10_C)+ e10_P);</text:p>
      <text:p text:style-name="P3">e11 = e11_I -&gt; pre <text:s/>( <text:s/>( e11-e11_C)+ e11_P);</text:p>
      <text:p text:style-name="P3">e5 = e5_I -&gt; pre <text:s/>( <text:s/>( e5-e5_C)+ e5_P);</text:p>
      <text:p text:style-name="P3">e13 = e13_I -&gt; pre <text:s/>( <text:s/>( e13-e13_C)+ e13_P);</text:p>
      <text:p text:style-name="P3">e14 = e14_I -&gt; pre <text:s/>( <text:s/>( e14-e14_C)+ e14_P);</text:p>
      <text:p text:style-name="P3"/>
      <text:p text:style-name="P3"/>
      <text:p text:style-name="P3">e15 = e15_I -&gt; pre (e15+ e15_P);</text:p>
      <text:p text:style-name="P3">e16 = e16_I -&gt; pre (e16+ e16_P);</text:p>
      <text:p text:style-name="P3"/>
      <text:p text:style-name="P3">(e1_P, e8_C, e13_P, e14_P, rinbrFired) = ri(e8);</text:p>
      <text:p text:style-name="P3">(e8_P, e1_C, e2_P, e12_C, e7_P, e4_C, m1nbrFired) = m1(e1, e12, e4);</text:p>
      <text:p text:style-name="P3">(e2_C, e12_P, e3_P, e6_C, m2nbrFired) = m2(e2, e6);</text:p>
      <text:p text:style-name="P3">(e3_C, e7_C, e4_P, e9_C, e10_P, a1nbrFired) = a1(e3, e7, e9);</text:p>
      <text:p text:style-name="P3">(e6_P, e10_C, e9_P, e11_C, e5_P, a2nbrFired) = a2(e10, e11);</text:p>
      <text:p text:style-name="P3">(e11_P, e5_C, r0nbrFired) = r0(e5);</text:p>
      <text:p text:style-name="P3">(e13_C, e15_P, sink1nbrFired) = sink1(e13);</text:p>
      <text:p text:style-name="P3">(e14_C, e16_P, sink2nbrFired) = sink2(e14);</text:p>
      <text:p text:style-name="P3"/>
      <text:p text:style-name="P3"/>
      <text:p text:style-name="P3">positiveValues = ( e1&gt;= <text:s text:c="2"/>0) </text:p>
      <text:p text:style-name="P3"><text:tab/>and <text:s/>( e8&gt;= <text:s text:c="2"/>0) </text:p>
      <text:p text:style-name="P3"><text:tab/>and <text:s/>( e2&gt;= <text:s text:c="2"/>0) </text:p>
      <text:p text:style-name="P3"><text:tab/>and <text:s/>( e12&gt;= <text:s text:c="2"/>0) </text:p>
      <text:p text:style-name="P3"><text:tab/>and <text:s/>( e3&gt;= <text:s text:c="2"/>0) </text:p>
      <text:p text:style-name="P3"><text:tab/>and <text:s/>( e6&gt;= <text:s text:c="2"/>0) </text:p>
      <text:p text:style-name="P3"><text:soft-page-break/><text:tab/>and <text:s/>( e7&gt;= <text:s text:c="2"/>0) </text:p>
      <text:p text:style-name="P3"><text:tab/>and <text:s/>( e4&gt;= <text:s text:c="2"/>0) </text:p>
      <text:p text:style-name="P3"><text:tab/>and <text:s/>( e9&gt;= <text:s text:c="2"/>0) </text:p>
      <text:p text:style-name="P3"><text:tab/>and <text:s/>( e10&gt;= <text:s text:c="2"/>0) </text:p>
      <text:p text:style-name="P3"><text:tab/>and <text:s/>( e11&gt;= <text:s text:c="2"/>0) </text:p>
      <text:p text:style-name="P3"><text:tab/>and <text:s/>( e5&gt;= <text:s text:c="2"/>0) </text:p>
      <text:p text:style-name="P3"><text:tab/>and <text:s/>( e13&gt;= <text:s text:c="2"/>0) </text:p>
      <text:p text:style-name="P3"><text:tab/>and <text:s/>( e14&gt;= <text:s text:c="2"/>0) </text:p>
      <text:p text:style-name="P3"><text:tab/>and <text:s/>( e15&gt;= <text:s/>0) </text:p>
      <text:p text:style-name="P3"><text:tab/>and <text:s/>( e16&gt;= <text:s/>0) </text:p>
      <text:p text:style-name="P3"><text:tab/>and <text:s/>( rinbrFired &gt;= 0) </text:p>
      <text:p text:style-name="P3"><text:tab/>and <text:s/>( m1nbrFired &gt;= 0) </text:p>
      <text:p text:style-name="P3"><text:tab/>and <text:s/>( m2nbrFired &gt;= 0) </text:p>
      <text:p text:style-name="P3"><text:tab/>and <text:s/>( a1nbrFired &gt;= 0) </text:p>
      <text:p text:style-name="P3"><text:tab/>and <text:s/>( a2nbrFired &gt;= 0) </text:p>
      <text:p text:style-name="P3"><text:tab/>and <text:s/>( r0nbrFired &gt;= 0) </text:p>
      <text:p text:style-name="P3"><text:tab/>and <text:s/>( sink1nbrFired &gt;= 0) </text:p>
      <text:p text:style-name="P3"><text:tab/>and <text:s/>( sink2nbrFired &gt;= 0) ;</text:p>
      <text:p text:style-name="P3"/>
      <text:p text:style-name="P3">P1= ( rinbrFired &lt;=1) </text:p>
      <text:p text:style-name="P3"><text:tab/>and <text:s/>( m1nbrFired &lt;=1) </text:p>
      <text:p text:style-name="P3"><text:tab/>and <text:s/>( m2nbrFired &lt;=1) </text:p>
      <text:p text:style-name="P3"><text:tab/>and <text:s/>( a1nbrFired &lt;=1) </text:p>
      <text:p text:style-name="P3"><text:tab/>and <text:s/>( a2nbrFired &lt;=1) </text:p>
      <text:p text:style-name="P3"><text:tab/>and <text:s/>( r0nbrFired &lt;=1);</text:p>
      <text:p text:style-name="P3">P2= (m1nbrFired &gt;= 1 =&gt; a2nbrFired &gt;= 1 ) and (a2nbrFired &gt;= 1 =&gt; m1nbrFired &gt;= 1 ) ;</text:p>
      <text:p text:style-name="P3">P3= (m2nbrFired &gt;= 1 =&gt; a1nbrFired =0 ) and (a1nbrFired &gt;= 1 =&gt; m2nbrFired =0 ) ;</text:p>
      <text:p text:style-name="P3"/>
      <text:p text:style-name="P3">---L1= 23, L2=25</text:p>
      <text:p text:style-name="P3"><text:s/>P4= r0nbrFired &gt;= 1 =&gt; <text:s text:c="2"/>(e15_P &gt;=1 <text:s text:c="2"/>or e16_P &gt;=1);</text:p>
      <text:p text:style-name="P3"/>
      <text:p text:style-name="P3">--%MAIN;</text:p>
      <text:p text:style-name="P3"/>
      <text:p text:style-name="P3">---%PROPERTY <text:s/>"Ok, all variables are positive " <text:s/>positiveValues;</text:p>
      <text:p text:style-name="P3">---%PROPERTY <text:s/>"P1" <text:s/>P1;</text:p>
      <text:p text:style-name="P3">---%PROPERTY <text:s/>"P2" <text:s/>P2;</text:p>
      <text:p text:style-name="P3">---%PROPERTY <text:s/>"P3" <text:s/>P3;</text:p>
      <text:p text:style-name="P3">--%PROPERTY <text:s/>"P4" <text:s/>P4;</text:p>
      <text:p text:style-name="P3"/>
      <text:p text:style-name="P3">tel;</text:p>
      <text:p text:style-name="P3"/>
      <text:p text:style-name="P3"/>
      <text:p text:style-name="P3"/>
      <text:p text:style-name="P3"/>
      <text:p text:style-name="P5">top of copieMemoryAccess3_bis4_mergedCycles_integer.lus</text:p>
      <text:p text:style-name="P6"/>
      <text:p text:style-name="P7">node top (_: bool) returns ( clock, e1, e8, e2, e12, e3, e6, e7, e4, e9, e10, e11, e5, e13, e14, e15, e16, rinbrFired, m1nbrFired, m2nbrFired, a1nbrFired, a2nbrFired, r0nbrFired, sink1nbrFired, sink2nbrFired:int);</text:p>
      <text:p text:style-name="P7"/>
      <text:p text:style-name="P7">var</text:p>
      <text:p text:style-name="P7"/>
      <text:p text:style-name="P7"><text:soft-page-break/>e1_C, e1_P: int; </text:p>
      <text:p text:style-name="P7">e8_C, e8_P: int; </text:p>
      <text:p text:style-name="P7">e2_C, e2_P: int; </text:p>
      <text:p text:style-name="P7">e12_C, e12_P: int; </text:p>
      <text:p text:style-name="P7">e3_C, e3_P: int; </text:p>
      <text:p text:style-name="P7">e6_C, e6_P: int; </text:p>
      <text:p text:style-name="P7">e7_C, e7_P: int; </text:p>
      <text:p text:style-name="P7">e4_C, e4_P: int; </text:p>
      <text:p text:style-name="P7">e9_C, e9_P: int; </text:p>
      <text:p text:style-name="P7">e10_C, e10_P: int; </text:p>
      <text:p text:style-name="P7">e11_C, e11_P: int; </text:p>
      <text:p text:style-name="P7">e5_C, e5_P: int; </text:p>
      <text:p text:style-name="P7">e13_C, e13_P: int; </text:p>
      <text:p text:style-name="P7">e14_C, e14_P: int; </text:p>
      <text:p text:style-name="P7">e15_P : int;</text:p>
      <text:p text:style-name="P7">e16_P : int;</text:p>
      <text:p text:style-name="P7">rinextClock : int; <text:s/></text:p>
      <text:p text:style-name="P7">m1nextClock : int; <text:s/></text:p>
      <text:p text:style-name="P7">m2nextClock : int; <text:s/></text:p>
      <text:p text:style-name="P7">a1nextClock : int; <text:s/></text:p>
      <text:p text:style-name="P7">a2nextClock : int; <text:s/></text:p>
      <text:p text:style-name="P7">r0nextClock : int; <text:s/></text:p>
      <text:p text:style-name="P7">sink1nextClock : int; <text:s/></text:p>
      <text:p text:style-name="P7">sink2nextClock : int; <text:s/></text:p>
      <text:p text:style-name="P7">positiveValues, P1, P2, P3, P4: bool; </text:p>
      <text:p text:style-name="P7"/>
      <text:p text:style-name="P7">let</text:p>
      <text:p text:style-name="P7"/>
      <text:p text:style-name="P7">e1 = e1_I -&gt; <text:s/>( pre ( e1 - e1_C) + e1_P);</text:p>
      <text:p text:style-name="P7">e8 = e8_I -&gt; <text:s/>( pre ( e8 - e8_C) + e8_P);</text:p>
      <text:p text:style-name="P7">e2 = e2_I -&gt; <text:s/>( pre ( e2 - e2_C) + e2_P);</text:p>
      <text:p text:style-name="P7">e12 = e12_I -&gt; <text:s/>( pre ( e12 - e12_C) + e12_P);</text:p>
      <text:p text:style-name="P7">e3 = e3_I -&gt; <text:s/>( pre ( e3 - e3_C) + e3_P);</text:p>
      <text:p text:style-name="P7">e6 = e6_I -&gt; <text:s/>( pre ( e6 - e6_C) + e6_P);</text:p>
      <text:p text:style-name="P7">e7 = e7_I -&gt; <text:s/>( pre ( e7 - e7_C) + e7_P);</text:p>
      <text:p text:style-name="P7">e4 = e4_I -&gt; <text:s/>( pre ( e4 - e4_C) + e4_P);</text:p>
      <text:p text:style-name="P7">e9 = e9_I -&gt; <text:s/>( pre ( e9 - e9_C) + e9_P);</text:p>
      <text:p text:style-name="P7">e10 = e10_I -&gt; <text:s/>( pre ( e10 - e10_C) + e10_P);</text:p>
      <text:p text:style-name="P7">e11 = e11_I -&gt; <text:s/>( pre ( e11 - e11_C) + e11_P);</text:p>
      <text:p text:style-name="P7">e5 = e5_I -&gt; <text:s/>( pre ( e5 - e5_C) + e5_P);</text:p>
      <text:p text:style-name="P7">e13 = e13_I -&gt; <text:s/>( pre ( e13 - e13_C) + e13_P);</text:p>
      <text:p text:style-name="P7">e14 = e14_I -&gt; <text:s/>( pre ( e14 - e14_C) + e14_P);</text:p>
      <text:p text:style-name="P7"/>
      <text:p text:style-name="P7"/>
      <text:p text:style-name="P7"/>
      <text:p text:style-name="P7">e15 = e15_I -&gt; pre (e15+ e15_P);</text:p>
      <text:p text:style-name="P7">e16 = e16_I -&gt; pre (e16+ e16_P);</text:p>
      <text:p text:style-name="P7"/>
      <text:p text:style-name="P7">(rinextClock, e1_P, e8_C, e13_P, e14_P, rinbrFired) = ri(clock, e8);</text:p>
      <text:p text:style-name="P7">(m1nextClock, e8_P, e1_C, e2_P, e12_C, e7_P, e4_C, m1nbrFired) = m1(clock, e1, e12, e4);</text:p>
      <text:p text:style-name="P7">(m2nextClock, e2_C, e12_P, e3_P, e6_C, m2nbrFired) = m2(clock, e2, e6);</text:p>
      <text:p text:style-name="P7">(a1nextClock, e3_C, e7_C, e4_P, e9_C, e10_P, a1nbrFired) = a1(clock, e3, e7, e9);</text:p>
      <text:p text:style-name="P7"><text:soft-page-break/>(a2nextClock, e6_P, e10_C, e9_P, e11_C, e5_P, a2nbrFired) = a2(clock, e10, e11);</text:p>
      <text:p text:style-name="P7">(r0nextClock, e11_P, e5_C, r0nbrFired) = r0(clock, e5);</text:p>
      <text:p text:style-name="P7">(sink1nextClock, e13_C, e15_P, sink1nbrFired) = sink1(clock, e13);</text:p>
      <text:p text:style-name="P7">(sink2nextClock, e14_C, e16_P, sink2nbrFired) = sink2(clock, e14);</text:p>
      <text:p text:style-name="P7"/>
      <text:p text:style-name="P7">clock= Min(rinextClock , Min(m1nextClock , Min(m2nextClock , Min(a1nextClock , Min(a2nextClock , Min(r0nextClock , Min(sink1nextClock , sink2nextClock)))))));</text:p>
      <text:p text:style-name="P7"/>
      <text:p text:style-name="P7"/>
      <text:p text:style-name="P7"/>
      <text:p text:style-name="P7">positiveValues = ( e1 &gt;= 0) </text:p>
      <text:p text:style-name="P7"><text:tab/>and ( e8 &gt;= 0) </text:p>
      <text:p text:style-name="P7"><text:tab/>and ( e2 &gt;= 0) </text:p>
      <text:p text:style-name="P7"><text:tab/>and ( e12 &gt;= 0) </text:p>
      <text:p text:style-name="P7"><text:tab/>and ( e3 &gt;= 0) </text:p>
      <text:p text:style-name="P7"><text:tab/>and ( e6 &gt;= 0) </text:p>
      <text:p text:style-name="P7"><text:tab/>and ( e7 &gt;= 0) </text:p>
      <text:p text:style-name="P7"><text:tab/>and ( e4 &gt;= 0) </text:p>
      <text:p text:style-name="P7"><text:tab/>and ( e9 &gt;= 0) </text:p>
      <text:p text:style-name="P7"><text:tab/>and ( e10 &gt;= 0) </text:p>
      <text:p text:style-name="P7"><text:tab/>and ( e11 &gt;= 0) </text:p>
      <text:p text:style-name="P7"><text:tab/>and ( e5 &gt;= 0) </text:p>
      <text:p text:style-name="P7"><text:tab/>and ( e13 &gt;= 0) </text:p>
      <text:p text:style-name="P7"><text:tab/>and ( e14 &gt;= 0) </text:p>
      <text:p text:style-name="P7"><text:tab/>and ( e15&gt;= 0) </text:p>
      <text:p text:style-name="P7"><text:tab/>and ( e16&gt;= 0) </text:p>
      <text:p text:style-name="P7"><text:tab/>and ( rinbrFired <text:s/>&gt;= <text:s/>0) </text:p>
      <text:p text:style-name="P7"><text:tab/>and ( m1nbrFired <text:s/>&gt;= <text:s/>0) </text:p>
      <text:p text:style-name="P7"><text:tab/>and ( m2nbrFired <text:s/>&gt;= <text:s/>0) </text:p>
      <text:p text:style-name="P7"><text:tab/>and ( a1nbrFired <text:s/>&gt;= <text:s/>0) </text:p>
      <text:p text:style-name="P7"><text:tab/>and ( a2nbrFired <text:s/>&gt;= <text:s/>0) </text:p>
      <text:p text:style-name="P7"><text:tab/>and ( r0nbrFired <text:s/>&gt;= <text:s/>0) </text:p>
      <text:p text:style-name="P7"><text:tab/>and ( sink1nbrFired <text:s/>&gt;= <text:s/>0) </text:p>
      <text:p text:style-name="P7"><text:tab/>and ( sink2nbrFired <text:s/>&gt;= <text:s/>0) ;</text:p>
      <text:p text:style-name="P7"><text:s/></text:p>
      <text:p text:style-name="P7"/>
      <text:p text:style-name="P7"><text:s/></text:p>
      <text:p text:style-name="P7">P1= ( rinbrFired &lt;=1) </text:p>
      <text:p text:style-name="P7"><text:tab/>and <text:s/>( m1nbrFired &lt;=1) </text:p>
      <text:p text:style-name="P7"><text:tab/>and <text:s/>( m2nbrFired &lt;=1) </text:p>
      <text:p text:style-name="P7"><text:tab/>and <text:s/>( a1nbrFired &lt;=1) </text:p>
      <text:p text:style-name="P7"><text:tab/>and <text:s/>( a2nbrFired &lt;=1) </text:p>
      <text:p text:style-name="P7"><text:tab/>and <text:s/>( r0nbrFired &lt;=1);</text:p>
      <text:p text:style-name="P7">P2= (m1nbrFired &gt;= 1 =&gt; a2nbrFired &gt;= 1 ) and (a2nbrFired &gt;= 1 =&gt; m1nbrFired &gt;= 1 ) ;</text:p>
      <text:p text:style-name="P7">P3= (m2nbrFired &gt;= 1 =&gt; a1nbrFired =0 ) and (a1nbrFired &gt;= 1 =&gt; m2nbrFired =0 ) ;</text:p>
      <text:p text:style-name="P7"/>
      <text:p text:style-name="P7">---L1= 23, L2=25</text:p>
      <text:p text:style-name="P7"><text:s/>P4= r0nbrFired &gt;= 1 =&gt; <text:s text:c="2"/>(e15_P &gt;=1 <text:s text:c="2"/>or e16_P &gt;=1);</text:p>
      <text:p text:style-name="P7"/>
      <text:p text:style-name="P7">--%MAIN;</text:p>
      <text:p text:style-name="P7"/>
      <text:p text:style-name="P7">--%PROPERTY <text:s/>"Ok, all variables are positive " <text:s/>positiveValues;</text:p>
      <text:p text:style-name="P7"><text:soft-page-break/>--%PROPERTY <text:s/>"P1" <text:s/>P1;</text:p>
      <text:p text:style-name="P7">--%PROPERTY <text:s/>"P2" <text:s/>P2;</text:p>
      <text:p text:style-name="P7">--%PROPERTY <text:s/>"P3" <text:s/>P3;</text:p>
      <text:p text:style-name="P7">--%PROPERTY <text:s/>"P4" <text:s/>P4;</text:p>
      <text:p text:style-name="P7"/>
      <text:p text:style-name="P7">tel;</text:p>
      <text:p text:style-name="P48"/>
      <text:p text:style-name="P8">equivalence entre deux modèles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6">MemoryAccess3_bis4_equivalence_<text:span text:style-name="T26">noConc</text:span>.xml</text:p>
            <text:p text:style-name="P46"/>
            <text:p text:style-name="P47">sans concurrence</text:p>
          </table:table-cell>
          <table:table-cell table:style-name="Tableau2.A1" office:value-type="string">
            <text:p text:style-name="P45">MemoryAccess3_bis4_equivalence_withInput.xml</text:p>
            <text:p text:style-name="P45"/>
            <text:p text:style-name="P47">à enlever la concurrence</text:p>
          </table:table-cell>
          <table:table-cell table:style-name="Tableau2.A1" office:value-type="string">
            <text:p text:style-name="Table_20_Contents"/>
          </table:table-cell>
          <table:table-cell table:style-name="Tableau2.D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34">--%PROPERTY "equiva, " ( a32nbrFiredr &gt;0) =&gt; (p<text:span text:style-name="T27">a2nbrFired</text:span>&gt;0;</text:p>
            <text:p text:style-name="P32"/>
            <text:p text:style-name="P32"/>
            <text:p text:style-name="P32"><text:span text:style-name="T27">version </text:span>all cycles :<text:span text:style-name="T27">durée tres grande (crash du systeme</text:span></text:p>
            <text:p text:style-name="P32"/>
            <text:p text:style-name="P32"><text:s/><text:span text:style-name="T27">version merged cycles:durée aussi tres grande</text:span></text:p>
            <text:p text:style-name="P36"><text:s/></text:p>
          </table:table-cell>
          <table:table-cell table:style-name="Tableau2.A2" office:value-type="string">
            <text:p text:style-name="P32">For all cycles :</text:p>
            <text:p text:style-name="P32"/>
            <text:p text:style-name="P32">--%MAIN;</text:p>
            <text:p text:style-name="P32">assert ein_P =1; </text:p>
            <text:p text:style-name="P32"/>
            <text:p text:style-name="P32"/>
            <text:p text:style-name="P32">---%PROPERTY <text:s/>"equiva, " <text:s/>(r0nbrFired &gt;0) =&gt; <text:s/>(pre pre a32nbrFired) &gt;0 or (pre pre pre a32nbrFired) &gt;0 <text:s/>;</text:p>
            <text:p text:style-name="P32"/>
            <text:p text:style-name="P32">tel;</text:p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35">-</text:p>
            <text:p text:style-name="P33"/>
            <text:p text:style-name="P44"/>
            <text:p text:style-name="P33"><text:s/><text:span text:style-name="T25"><text:s/></text:span>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0:48:45.818555019</meta:creation-date>
    <dc:date>2020-09-05T10:46:43.222166784</dc:date>
    <meta:editing-duration>P1DT11H43M50S</meta:editing-duration>
    <meta:editing-cycles>31</meta:editing-cycles>
    <meta:generator>LibreOffice/5.1.6.2$Linux_X86_64 LibreOffice_project/10m0$Build-2</meta:generator>
    <meta:document-statistic meta:table-count="2" meta:image-count="0" meta:object-count="0" meta:page-count="10" meta:paragraph-count="316" meta:word-count="2069" meta:character-count="11990" meta:non-whitespace-character-count="9568"/>
  </office:meta>
</office:document-meta>
</file>